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9d1d9" style:font-name="Droid Sans Mono" fo:font-size="10.5pt" fo:font-weight="normal" fo:background-color="#0d1117"/>
    </style:style>
    <style:style style:name="P2" style:family="paragraph" style:parent-style-name="Standard">
      <style:paragraph-properties style:line-height-at-least="0.503cm"/>
      <style:text-properties fo:color="#a5d6ff" style:font-name="Droid Sans Mono" fo:font-size="10.5pt" fo:font-weight="normal" fo:background-color="#0d1117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P5" style:family="paragraph" style:parent-style-name="Preformatted_20_Text">
      <style:text-properties officeooo:rsid="001ecbc3" officeooo:paragraph-rsid="001ecbc3"/>
    </style:style>
    <style:style style:name="T1" style:family="text">
      <style:text-properties fo:color="#d2a8ff"/>
    </style:style>
    <style:style style:name="T2" style:family="text">
      <style:text-properties fo:color="#a5d6ff"/>
    </style:style>
    <style:style style:name="T3" style:family="text">
      <style:text-properties officeooo:rsid="001ecbc3"/>
    </style:style>
    <style:style style:name="T4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fo:color="#79c0ff"/>
    </style:style>
    <style:style style:name="T7" style:family="text">
      <style:text-properties fo:color="#d69a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dd_action('woocommerce_after_checkout_billing_form', 'Product_quantity');</text:p>
      <text:p text:style-name="Standard"/>
      <text:p text:style-name="Standard">function <text:s/>Product_quantity(){</text:p>
      <text:p text:style-name="Standard"/>
      <text:p text:style-name="Preformatted_20_Text"><text:span text:style-name="Source_20_Text"/></text:p>
      <text:p text:style-name="Standard">}</text:p>
      <text:p text:style-name="Standard"/>
      <text:p text:style-name="Standard"/>
      <text:p text:style-name="Standard"/>
      <text:p text:style-name="Standard"/>
      <text:p text:style-name="Standard">echo '&lt;div id="custom_checkout_field"&gt;&lt;h2&gt;' . __('Service Address One') . '&lt;/h2&gt;';</text:p>
      <text:p text:style-name="Standard"/>
      <text:p text:style-name="Standard">woocommerce_form_field(</text:p>
      <text:p text:style-name="Standard">'custom_field_name',</text:p>
      <text:p text:style-name="Standard">array(</text:p>
      <text:p text:style-name="Standard">'type' =&gt; 'text',</text:p>
      <text:p text:style-name="Standard">'class' =&gt; array(</text:p>
      <text:p text:style-name="Standard">'my-field-class form-row-wide'</text:p>
      <text:p text:style-name="Standard">),</text:p>
      <text:p text:style-name="Standard">'placeholder' =&gt; 'Street Address',</text:p>
      <text:p text:style-name="Standard">'required' =&gt; true,</text:p>
      <text:p text:style-name="Standard">),</text:p>
      <text:p text:style-name="Standard">$checkout-&gt;get_value('custom_field_name')</text:p>
      <text:p text:style-name="Standard">);</text:p>
      <text:p text:style-name="Standard">woocommerce_form_field(</text:p>
      <text:p text:style-name="Standard">'custom_field_name',</text:p>
      <text:p text:style-name="Standard">array(</text:p>
      <text:p text:style-name="Standard">'type' =&gt; 'text',</text:p>
      <text:p text:style-name="Standard">'class' =&gt; array(</text:p>
      <text:p text:style-name="Standard">'my-field-class form-row-wide'</text:p>
      <text:p text:style-name="Standard">),</text:p>
      <text:p text:style-name="Standard">'placeholder' =&gt; 'State',</text:p>
      <text:p text:style-name="Standard">'required' =&gt; true,</text:p>
      <text:p text:style-name="Standard">),</text:p>
      <text:p text:style-name="Standard">$checkout-&gt;get_value('custom_field_name')</text:p>
      <text:p text:style-name="Standard">);</text:p>
      <text:p text:style-name="Standard">woocommerce_form_field(</text:p>
      <text:p text:style-name="Standard">'custom_field_name',</text:p>
      <text:p text:style-name="Standard">array(</text:p>
      <text:p text:style-name="Standard">'type' =&gt; 'text',</text:p>
      <text:p text:style-name="Standard">'class' =&gt; array(</text:p>
      <text:p text:style-name="Standard">'my-field-class form-row-wide'</text:p>
      <text:p text:style-name="Standard">),</text:p>
      <text:p text:style-name="Standard">'placeholder' =&gt; 'City',</text:p>
      <text:p text:style-name="Standard">'required' =&gt; true,</text:p>
      <text:p text:style-name="Standard">),</text:p>
      <text:p text:style-name="Standard">$checkout-&gt;get_value('custom_field_name')</text:p>
      <text:p text:style-name="Standard">);</text:p>
      <text:p text:style-name="Standard">woocommerce_form_field(</text:p>
      <text:p text:style-name="Standard">'custom_field_name',</text:p>
      <text:p text:style-name="Standard">array(</text:p>
      <text:p text:style-name="Standard"><text:soft-page-break/>'type' =&gt; 'text',</text:p>
      <text:p text:style-name="Standard">'class' =&gt; array(</text:p>
      <text:p text:style-name="Standard">'my-field-class form-row-wide'</text:p>
      <text:p text:style-name="Standard">),</text:p>
      <text:p text:style-name="Standard">'placeholder' =&gt; 'Zip Code',</text:p>
      <text:p text:style-name="Standard">'required' =&gt; true,</text:p>
      <text:p text:style-name="Standard">),</text:p>
      <text:p text:style-name="Standard">$checkout-&gt;get_value('custom_field_name')</text:p>
      <text:p text:style-name="Standard">);</text:p>
      <text:p text:style-name="Standard">echo '&lt;/div&gt;'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6">echo</text:span> <text:span text:style-name="T2">'&lt;div id="custom_checkout_field"&gt;&lt;h2&gt;'</text:span> <text:span text:style-name="T7">.</text:span> <text:span text:style-name="T1">__</text:span>(<text:span text:style-name="T2">'Service Address One'</text:span>) <text:span text:style-name="T7">.</text:span> <text:span text:style-name="T2">'&lt;/h2&gt;'</text:span>;</text:p>
      <text:p text:style-name="P3"/>
      <text:p text:style-name="P1"><text:span text:style-name="T1">woocommerce_form_field</text:span>(</text:p>
      <text:p text:style-name="P1"><text:span text:style-name="T2">'custom_field_name'</text:span>,</text:p>
      <text:p text:style-name="P1"><text:span text:style-name="T6">array</text:span>(</text:p>
      <text:p text:style-name="P3"/>
      <text:p text:style-name="P1"><text:span text:style-name="T2">'type'</text:span> <text:span text:style-name="T7">=&gt;</text:span> <text:span text:style-name="T2">'text'</text:span>,</text:p>
      <text:p text:style-name="P3"/>
      <text:p text:style-name="P1"><text:span text:style-name="T2">'class'</text:span> <text:span text:style-name="T7">=&gt;</text:span> <text:span text:style-name="T6">array</text:span>(</text:p>
      <text:p text:style-name="P3"/>
      <text:p text:style-name="P2">'my-field-class form-row-wide'</text:p>
      <text:p text:style-name="P1">),</text:p>
      <text:p text:style-name="P1"><text:span text:style-name="T2">'placeholder'</text:span> <text:span text:style-name="T7">=&gt;</text:span> <text:span text:style-name="T2">'Street Address'</text:span>,</text:p>
      <text:p text:style-name="P1"><text:span text:style-name="T2">'required'</text:span> <text:span text:style-name="T7">=&gt;</text:span> <text:span text:style-name="T6">true</text:span>,</text:p>
      <text:p text:style-name="P3"><text:soft-page-break/></text:p>
      <text:p text:style-name="P1">),</text:p>
      <text:p text:style-name="P3"/>
      <text:p text:style-name="P1">$checkout<text:span text:style-name="T7">-&gt;</text:span><text:span text:style-name="T1">get_value</text:span>(<text:span text:style-name="T2">'custom_field_name'</text:span>)</text:p>
      <text:p text:style-name="P1">);</text:p>
      <text:p text:style-name="P3"/>
      <text:p text:style-name="P1"><text:span text:style-name="T1">woocommerce_form_field</text:span>(</text:p>
      <text:p text:style-name="P1"><text:span text:style-name="T2">'custom_field_name'</text:span>,</text:p>
      <text:p text:style-name="P1"><text:span text:style-name="T6">array</text:span>(</text:p>
      <text:p text:style-name="P3"/>
      <text:p text:style-name="P1"><text:span text:style-name="T2">'type'</text:span> <text:span text:style-name="T7">=&gt;</text:span> <text:span text:style-name="T2">'text'</text:span>,</text:p>
      <text:p text:style-name="P1"><text:span text:style-name="T2">'class'</text:span> <text:span text:style-name="T7">=&gt;</text:span> <text:span text:style-name="T6">array</text:span>(</text:p>
      <text:p text:style-name="P2">'my-field-class form-row-wide'</text:p>
      <text:p text:style-name="P1">),</text:p>
      <text:p text:style-name="P1"><text:span text:style-name="T2">'placeholder'</text:span> <text:span text:style-name="T7">=&gt;</text:span> <text:span text:style-name="T2">'State'</text:span>,</text:p>
      <text:p text:style-name="P1"><text:span text:style-name="T2">'required'</text:span> <text:span text:style-name="T7">=&gt;</text:span> <text:span text:style-name="T6">true</text:span>,</text:p>
      <text:p text:style-name="P3"/>
      <text:p text:style-name="P1">),</text:p>
      <text:p text:style-name="P3"/>
      <text:p text:style-name="P1">$checkout<text:span text:style-name="T7">-&gt;</text:span><text:span text:style-name="T1">get_value</text:span>(<text:span text:style-name="T2">'custom_field_name'</text:span>)</text:p>
      <text:p text:style-name="P1">);</text:p>
      <text:p text:style-name="P3"/>
      <text:p text:style-name="P1"><text:span text:style-name="T1">woocommerce_form_field</text:span>(</text:p>
      <text:p text:style-name="P1"><text:span text:style-name="T2">'custom_field_name'</text:span>,</text:p>
      <text:p text:style-name="P1"><text:span text:style-name="T6">array</text:span>(</text:p>
      <text:p text:style-name="P3"/>
      <text:p text:style-name="P1"><text:span text:style-name="T2">'type'</text:span> <text:span text:style-name="T7">=&gt;</text:span> <text:span text:style-name="T2">'text'</text:span>,</text:p>
      <text:p text:style-name="P1"><text:span text:style-name="T2">'class'</text:span> <text:span text:style-name="T7">=&gt;</text:span> <text:span text:style-name="T6">array</text:span>(</text:p>
      <text:p text:style-name="P2">'my-field-class form-row-wide'</text:p>
      <text:p text:style-name="P1">),</text:p>
      <text:p text:style-name="P1"><text:span text:style-name="T2">'placeholder'</text:span> <text:span text:style-name="T7">=&gt;</text:span> <text:span text:style-name="T2">'City'</text:span>,</text:p>
      <text:p text:style-name="P1"><text:span text:style-name="T2">'required'</text:span> <text:span text:style-name="T7">=&gt;</text:span> <text:span text:style-name="T6">true</text:span>,</text:p>
      <text:p text:style-name="P3"/>
      <text:p text:style-name="P1">),</text:p>
      <text:p text:style-name="P3"/>
      <text:p text:style-name="P1">$checkout<text:span text:style-name="T7">-&gt;</text:span><text:span text:style-name="T1">get_value</text:span>(<text:span text:style-name="T2">'custom_field_name'</text:span>)</text:p>
      <text:p text:style-name="P1">);</text:p>
      <text:p text:style-name="P1"><text:span text:style-name="T1">woocommerce_form_field</text:span>(</text:p>
      <text:p text:style-name="P1"><text:span text:style-name="T2">'custom_field_name'</text:span>,</text:p>
      <text:p text:style-name="P1"><text:span text:style-name="T6">array</text:span>(</text:p>
      <text:p text:style-name="P3"/>
      <text:p text:style-name="P1"><text:span text:style-name="T2">'type'</text:span> <text:span text:style-name="T7">=&gt;</text:span> <text:span text:style-name="T2">'text'</text:span>,</text:p>
      <text:p text:style-name="P1"><text:span text:style-name="T2">'class'</text:span> <text:span text:style-name="T7">=&gt;</text:span> <text:span text:style-name="T6">array</text:span>(</text:p>
      <text:p text:style-name="P2">'my-field-class form-row-wide'</text:p>
      <text:p text:style-name="P1">),</text:p>
      <text:p text:style-name="P1"><text:span text:style-name="T2">'placeholder'</text:span> <text:span text:style-name="T7">=&gt;</text:span> <text:span text:style-name="T2">'Zip Code'</text:span>,</text:p>
      <text:p text:style-name="P1"><text:span text:style-name="T2">'required'</text:span> <text:span text:style-name="T7">=&gt;</text:span> <text:span text:style-name="T6">true</text:span>,</text:p>
      <text:p text:style-name="P3"/>
      <text:p text:style-name="P1">),</text:p>
      <text:p text:style-name="P3"/>
      <text:p text:style-name="P1">$checkout<text:span text:style-name="T7">-&gt;</text:span><text:span text:style-name="T1">get_value</text:span>(<text:span text:style-name="T2">'custom_field_name'</text:span>)</text:p>
      <text:p text:style-name="P1"><text:soft-page-break/>);</text:p>
      <text:p text:style-name="P1"><text:span text:style-name="T6">echo</text:span> <text:span text:style-name="T2">'&lt;/div&gt;'</text:span>;</text:p>
      <text:p text:style-name="P1">}</text:p>
      <text:p text:style-name="P4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2T10:09:19.038912477</meta:creation-date>
    <dc:date>2022-12-22T13:47:38.646829429</dc:date>
    <meta:editing-duration>PT2H37M49S</meta:editing-duration>
    <meta:editing-cycles>1</meta:editing-cycles>
    <meta:document-statistic meta:table-count="0" meta:image-count="0" meta:object-count="0" meta:page-count="4" meta:paragraph-count="106" meta:word-count="202" meta:character-count="1953" meta:non-whitespace-character-count="1856"/>
    <meta:generator>LibreOffice/6.0.7.3$Linux_X86_64 LibreOffice_project/00m0$Build-3</meta:generator>
  </office:meta>
</office:document-meta>
</file>